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表1" style:family="table">
      <style:table-properties style:width="13.395cm" fo:margin-left="1.238cm" table:align="left" style:writing-mode="page"/>
    </style:style>
    <style:style style:name="表1.A" style:family="table-column">
      <style:table-column-properties style:column-width="1.794cm"/>
    </style:style>
    <style:style style:name="表1.B" style:family="table-column">
      <style:table-column-properties style:column-width="3.609cm"/>
    </style:style>
    <style:style style:name="表1.C" style:family="table-column">
      <style:table-column-properties style:column-width="3.997cm"/>
    </style:style>
    <style:style style:name="表1.D" style:family="table-column">
      <style:table-column-properties style:column-width="3.995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1c2cf6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paragraph-rsid="0018f0f6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officeooo:rsid="0018f0f6" officeooo:paragraph-rsid="0018f0f6"/>
    </style:style>
    <style:style style:name="P5" style:family="paragraph" style:parent-style-name="Standard">
      <style:paragraph-properties fo:line-height="150%" fo:text-align="start" style:justify-single-word="false"/>
      <style:text-properties style:text-underline-style="none" officeooo:rsid="0018f0f6" officeooo:paragraph-rsid="0018f0f6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paragraph-rsid="0018f0f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8f0f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/>
    </style:style>
    <style:style style:name="P1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5pt" style:text-underline-style="none" fo:font-weight="bold" officeooo:rsid="0018f0f6" officeooo:paragraph-rsid="001c2cf6" style:font-size-asian="15pt" style:font-weight-asian="bold" style:font-size-complex="15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2pt" style:text-underline-style="none" fo:font-weight="normal" officeooo:rsid="001c2cf6" officeooo:paragraph-rsid="001c2cf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2pt" style:text-underline-style="none" fo:font-weight="normal" officeooo:rsid="001c2cf6" officeooo:paragraph-rsid="001da61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2pt" style:text-underline-style="none" fo:font-weight="normal" officeooo:rsid="0018f0f6" officeooo:paragraph-rsid="001c2cf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b6b7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c2cf6" style:font-size-asian="10.5pt" style:font-weight-asian="normal" style:font-size-complex="12pt" style:font-weight-complex="normal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2pt" style:font-size-asian="10.5pt" style:font-size-complex="12pt"/>
    </style:style>
    <style:style style:name="P17" style:family="paragraph" style:parent-style-name="Standard">
      <style:paragraph-properties fo:line-height="150%" fo:text-align="start" style:justify-single-word="false"/>
      <style:text-properties fo:font-size="12pt" fo:font-weight="normal" officeooo:rsid="001dd601" officeooo:paragraph-rsid="001dd601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margin-top="0cm" fo:margin-bottom="0cm" loext:contextual-spacing="false" fo:line-height="150%" fo:text-align="start" style:justify-single-word="false"/>
      <style:text-properties fo:font-size="12pt" style:text-underline-style="none" fo:font-weight="normal" officeooo:rsid="0018f0f6" officeooo:paragraph-rsid="0018f0f6" style:font-size-asian="10.5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margin-top="0cm" fo:margin-bottom="0cm" loext:contextual-spacing="false" fo:line-height="150%" fo:text-align="start" style:justify-single-word="false"/>
      <style:text-properties fo:font-size="12pt" style:text-underline-style="none" fo:font-weight="normal" officeooo:rsid="0018f0f6" officeooo:paragraph-rsid="001c2cf6" style:font-size-asian="10.5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margin-top="0cm" fo:margin-bottom="0cm" loext:contextual-spacing="false" fo:line-height="150%" fo:text-align="start" style:justify-single-word="false"/>
      <style:text-properties fo:font-size="12pt" style:text-underline-style="none" fo:font-weight="normal" officeooo:rsid="0018f0f6" officeooo:paragraph-rsid="001e858b" style:font-size-asian="10.5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margin-top="0cm" fo:margin-bottom="0cm" loext:contextual-spacing="false" fo:line-height="150%" fo:text-align="start" style:justify-single-word="false"/>
      <style:text-properties fo:font-size="12pt" style:text-underline-style="none" fo:font-weight="normal" officeooo:rsid="0018f0f6" officeooo:paragraph-rsid="00217236" style:font-size-asian="10.5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margin-top="0cm" fo:margin-bottom="0cm" loext:contextual-spacing="false" fo:line-height="150%" fo:text-align="start" style:justify-single-word="false"/>
      <style:text-properties fo:font-size="12pt" style:text-underline-style="none" fo:font-weight="normal" officeooo:rsid="0018f0f6" officeooo:paragraph-rsid="001c2cf6" style:font-size-asian="10.5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fo:margin-top="0cm" fo:margin-bottom="0cm" loext:contextual-spacing="false" fo:line-height="150%" fo:text-align="end" style:justify-single-word="false"/>
      <style:text-properties fo:font-size="12pt" style:text-underline-style="none" fo:font-weight="normal" officeooo:rsid="0018f0f6" officeooo:paragraph-rsid="001da618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cm" loext:contextual-spacing="false" fo:line-height="100%" fo:text-align="start" style:justify-single-word="false"/>
      <style:text-properties fo:font-size="12pt" style:text-underline-style="none" fo:font-weight="normal" officeooo:rsid="0018f0f6" officeooo:paragraph-rsid="0019f2c9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8f0f6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9f2c9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201f39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9f2c9" style:font-size-asian="10.5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e858b" style:font-size-asian="10.5pt" style:font-weight-asian="normal" style:font-size-complex="12pt" style:font-weight-complex="normal"/>
    </style:style>
    <style:style style:name="P31" style:family="paragraph" style:parent-style-name="Standard" style:list-style-name="L5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217236" style:font-size-asian="10.5pt" style:font-weight-asian="normal" style:font-size-complex="12pt" style:font-weight-complex="normal"/>
    </style:style>
    <style:style style:name="P32" style:family="paragraph" style:parent-style-name="Standard" style:list-style-name="L6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e858b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cm" loext:contextual-spacing="false" fo:line-height="10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9f2c9" style:font-size-asian="10.5pt" style:font-weight-asian="normal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cm" loext:contextual-spacing="false" fo:line-height="150%" fo:text-align="start" style:justify-single-word="false"/>
      <style:text-properties style:text-underline-style="none" officeooo:rsid="0018f0f6" officeooo:paragraph-rsid="001b6b75"/>
    </style:style>
    <style:style style:name="P35" style:family="paragraph" style:parent-style-name="Standard" style:list-style-name="L3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18f0f6" officeooo:paragraph-rsid="0018f0f6" style:font-size-asian="10.5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margin-top="0.101cm" fo:margin-bottom="0.101cm" loext:contextual-spacing="false" fo:line-height="150%" fo:text-align="start" style:justify-single-word="false"/>
      <style:text-properties fo:font-size="12pt" style:text-underline-style="none" fo:font-weight="normal" officeooo:rsid="0018f0f6" officeooo:paragraph-rsid="001c2cf6" style:font-size-asian="10.5pt" style:font-weight-asian="normal" style:font-size-complex="12pt" style:font-weight-complex="normal"/>
    </style:style>
    <style:style style:name="P37" style:family="paragraph" style:parent-style-name="Standard" style:list-style-name="L3">
      <style:paragraph-properties fo:margin-top="0.101cm" fo:margin-bottom="0.101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9f2c9" style:font-size-asian="10.5pt" style:font-weight-asian="normal" style:font-size-complex="12pt" style:font-weight-complex="normal"/>
    </style:style>
    <style:style style:name="P38" style:family="paragraph">
      <loext:graphic-properties draw:fill-color="#ffffff"/>
    </style:style>
    <style:style style:name="P39" style:family="paragraph">
      <loext:graphic-properties draw:fill="none" draw:fill-color="#ffffff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5" style:family="text">
      <style:text-properties officeooo:rsid="001c2c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02cm" fo:min-width="0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000000" draw:marker-start-width="0.503cm" draw:marker-end-width="0.503cm" draw:fill-color="#ffffff" draw:textarea-horizontal-align="justify" draw:textarea-vertical-align="middle" draw:auto-grow-height="false" fo:min-height="4.454cm" fo:min-width="14.5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計測日時: <text:s text:c="15"/>年 <text:s text:c="6"/>月 <text:s text:c="6"/>日</text:p>
      <text:p text:style-name="P1">被験者ID: <text:s text:c="50"/></text:p>
      <text:p text:style-name="P3">事前アンケート</text:p>
      <text:p text:style-name="P6"/>
      <text:p text:style-name="P3"><text:span text:style-name="T2">年齢 <text:s text:c="4"/>才</text:span><text:span text:style-name="T3"> <text:s text:c="16"/></text:span><text:span text:style-name="T2">性別 <text:s/>男・女</text:span></text:p>
      <text:p text:style-name="P7"/>
      <text:p text:style-name="P17"><text:tab/>アンケートを記入してください。なお記入の仕方などご質問があればお尋ねください。</text:p>
      <text:list xml:id="list17199228" text:style-name="L1">
        <text:list-item>
          <text:p text:style-name="P18">過去，現在においての音楽またはダンス経験の時期，期間，楽器またはダンスの種類をそれぞれお書きください。</text:p>
        </text:list-item>
      </text:list>
      <text:p text:style-name="P4"><text:span text:style-name="T3"><text:tab/></text:span><text:span text:style-name="T2">時期: <text:s text:c="5"/>才~ <text:s text:c="4"/>才</text:span><text:span text:style-name="T1"> <text:s/></text:span><text:span text:style-name="T2">期間: <text:s text:c="4"/>年 <text:s text:c="4"/>ヵ月程度</text:span><text:span text:style-name="T1"> <text:s/></text:span><text:span text:style-name="T2">種類: <text:s text:c="40"/></text:span></text:p>
      <text:p text:style-name="P4"><text:span text:style-name="T1"><text:tab/></text:span><text:span text:style-name="T2">時期: <text:s text:c="5"/>才~ <text:s text:c="4"/>才</text:span><text:span text:style-name="T1"> <text:s/></text:span><text:span text:style-name="T2">期間: <text:s text:c="4"/>年 <text:s text:c="4"/>ヵ月程度</text:span><text:span text:style-name="T1"> <text:s/></text:span><text:span text:style-name="T2">種類: <text:s text:c="40"/></text:span></text:p>
      <text:p text:style-name="P5"><text:span text:style-name="T3"><text:tab/></text:span><text:span text:style-name="T2">時期: <text:s text:c="5"/>才~ <text:s text:c="4"/>才</text:span><text:span text:style-name="T3"> <text:s/></text:span><text:span text:style-name="T2">期間: <text:s text:c="4"/>年 <text:s text:c="4"/>ヵ月程度</text:span><text:span text:style-name="T3"> <text:s/></text:span><text:span text:style-name="T2">種類: <text:s text:c="40"/></text:span></text:p>
      <text:p text:style-name="P8"/>
      <text:list xml:id="list2431901387" text:style-name="L2">
        <text:list-item>
          <text:p text:style-name="P19">楽器演奏中にテンポが乱れやすい箇所はどういったところですか?</text:p>
          <text:p text:style-name="P26"><text:s text:c="59"/><text:tab/><text:tab/><text:tab/><text:tab/><text:tab/><text:tab/><text:tab/> <text:s text:c="11"/></text:p>
          <text:p text:style-name="P26"><text:s text:c="61"/><text:tab/><text:tab/><text:tab/><text:tab/> <text:s/><text:tab/><text:tab/> <text:s text:c="11"/></text:p>
          <text:p text:style-name="P27"><text:s text:c="55"/><text:tab/><text:tab/><text:tab/><text:tab/><text:tab/><text:tab/> <text:s text:c="23"/></text:p>
          <text:p text:style-name="P27"><text:s text:c="50"/><text:tab/><text:tab/><text:tab/><text:tab/><text:tab/><text:tab/> <text:s text:c="23"/></text:p>
        </text:list-item>
      </text:list>
      <text:p text:style-name="P8"/>
      <text:list xml:id="list815050757" text:style-name="L3">
        <text:list-item>
          <text:p text:style-name="P35">楽器演奏中，テンポを一定に保とうとする場合，何に気を付けますか？または，コツなどを教えられたことはありますか？</text:p>
          <text:p text:style-name="P37">気を付けること： <text:s text:c="53"/><text:tab/><text:tab/><text:tab/><text:tab/><text:tab/>　　　 </text:p>
          <text:p text:style-name="P28"><text:s text:c="55"/><text:tab/><text:tab/><text:tab/><text:tab/><text:tab/><text:tab/> <text:s text:c="23"/></text:p>
          <text:p text:style-name="P29">教えられたコツ： <text:s text:c="54"/><text:tab/><text:tab/><text:tab/><text:tab/><text:tab/><text:tab/></text:p>
          <text:p text:style-name="P28"><text:s text:c="55"/><text:tab/><text:tab/><text:tab/><text:tab/><text:tab/><text:tab/> <text:s text:c="23"/></text:p>
          <text:p text:style-name="P33"/>
        </text:list-item>
        <text:list-item>
          <text:p text:style-name="P25">テンポを一定に保つための練習を行ったことはありますか？</text:p>
          <text:list>
            <text:list-item>
              <text:p text:style-name="P25">なし</text:p>
            </text:list-item>
            <text:list-item>
              <text:p text:style-name="P25">あり</text:p>
              <text:p text:style-name="P34"><text:span text:style-name="T2">期間: <text:s/><text:tab/><text:tab/> <text:s text:c="2"/></text:span><text:span text:style-name="T3"><text:s text:c="2"/></text:span><text:span text:style-name="T2">内容</text:span><text:span text:style-name="T4">： <text:s text:c="36"/></text:span></text:p>
              <text:p text:style-name="P34"><draw:frame text:anchor-type="paragraph" draw:z-index="2" draw:name="シェイプ3" draw:style-name="gr3" draw:text-style-name="P39" svg:width="9.177cm" svg:height="1.465cm" svg:x="0.813cm" svg:y="1.12cm"><draw:text-box><text:p>その他(記入していただく必要はありません)</text:p></draw:text-box></draw:frame><draw:custom-shape text:anchor-type="paragraph" draw:z-index="0" draw:name="シェイプ2" draw:style-name="gr1" svg:width="0.186cm" svg:height="0.003cm" svg:x="7.62cm" svg:y="5.133cm"><text:p/><draw:enhanced-geometry svg:viewBox="0 0 21600 21600" draw:type="rectangle" draw:enhanced-path="M 0 0 L 21600 0 21600 21600 0 21600 0 0 Z N"/></draw:custom-shape><draw:custom-shape text:anchor-type="paragraph" draw:z-index="1" draw:name="シェイプ1" draw:style-name="gr2" draw:text-style-name="P38" svg:width="14.562cm" svg:height="4.455cm" svg:x="0.552cm" svg:y="0.859cm"><text:p/><draw:enhanced-geometry svg:viewBox="0 0 21600 21600" draw:type="rectangle" draw:enhanced-path="M 0 0 L 21600 0 21600 21600 0 21600 0 0 Z N"/></draw:custom-shape><text:span text:style-name="T2">期間: <text:s text:c="3"/><text:tab/> <text:s text:c="2"/></text:span><text:span text:style-name="T3"><text:s text:c="2"/></text:span><text:span text:style-name="T2">内容： <text:s text:c="36"/></text:span>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2"/>
      <text:p text:style-name="P2"/>
      <text:p text:style-name="P2"><text:s text:c="48"/></text:p>
      <text:p text:style-name="P10">事後アンケート</text:p>
      <text:p text:style-name="P11">(以下は実験終了後にお書きください)</text:p>
      <text:p text:style-name="P15"/>
      <text:list xml:id="list851191880" text:style-name="L4">
        <text:list-item>
          <text:p text:style-name="P36">テンポが一定に保てたと思うものには○，保てなかったと思うものには×，よくわからなかったものには△を記入してください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16"/>
          </table:table-cell>
          <table:table-cell table:style-name="表1.A1" office:value-type="string">
            <text:p text:style-name="P12">何も支持しない場合</text:p>
          </table:table-cell>
          <table:table-cell table:style-name="表1.A1" office:value-type="string">
            <text:p text:style-name="P12">大きく動かした場合</text:p>
          </table:table-cell>
          <table:table-cell table:style-name="表1.D1" office:value-type="string">
            <text:p text:style-name="P12">小さく動かした場合</text:p>
          </table:table-cell>
        </table:table-row>
        <table:table-row>
          <table:table-cell table:style-name="表1.A2" office:value-type="string">
            <text:p text:style-name="P16">パタン<text:span text:style-name="T5">1</text:span></text:p>
          </table:table-cell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9"/>
          </table:table-cell>
          <table:table-cell table:style-name="表1.D2" office:value-type="string">
            <text:p text:style-name="P9"/>
          </table:table-cell>
        </table:table-row>
        <table:table-row>
          <table:table-cell table:style-name="表1.A2" office:value-type="string">
            <text:p text:style-name="P16">パタン<text:span text:style-name="T5">2</text:span></text:p>
          </table:table-cell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9"/>
          </table:table-cell>
          <table:table-cell table:style-name="表1.D2" office:value-type="string">
            <text:p text:style-name="P9"/>
          </table:table-cell>
        </table:table-row>
      </table:table>
      <text:p text:style-name="P13"/>
      <text:list xml:id="list3045726608" text:style-name="L5">
        <text:list-item>
          <text:p text:style-name="P20">テンポが一定に保てたと思う理由はなんですか。あればお書きください</text:p>
          <text:p text:style-name="P30"><text:s text:c="71"/><text:tab/><text:tab/><text:tab/><text:tab/><text:tab/><text:tab/></text:p>
        </text:list-item>
        <text:list-item>
          <text:p text:style-name="P21">テンポが一定に保てなかったと思う理由はなんですか。あればお書きください</text:p>
          <text:p text:style-name="P30"><text:s text:c="71"/><text:tab/><text:tab/><text:tab/><text:tab/><text:tab/><text:tab/></text:p>
        </text:list-item>
        <text:list-item>
          <text:p text:style-name="P22">本実験において休憩時間の長さは適切だったと思いますか。</text:p>
          <text:p text:style-name="P31"><text:s text:c="71"/><text:tab/><text:tab/><text:tab/><text:tab/><text:tab/><text:tab/></text:p>
        </text:list-item>
      </text:list>
      <text:list xml:id="list648312505" text:style-name="L6">
        <text:list-item>
          <text:p text:style-name="P23">実験において気になった点，感想などがありましたら記入してください</text:p>
          <text:p text:style-name="P32"><text:s text:c="71"/><text:tab/><text:tab/><text:tab/><text:tab/><text:tab/><text:tab/></text:p>
          <text:p text:style-name="P32"><text:s text:c="71"/><text:tab/><text:tab/><text:tab/><text:tab/><text:tab/><text:tab/></text:p>
          <text:p text:style-name="P32"><text:s text:c="71"/><text:tab/><text:tab/><text:tab/><text:tab/><text:tab/><text:tab/></text:p>
          <text:p text:style-name="P32"><text:s text:c="71"/><text:tab/><text:tab/><text:tab/><text:tab/><text:tab/><text:tab/></text:p>
          <text:p text:style-name="P24">ご協力ありがとうございました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VL ゴシック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VL ゴシック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VL ゴシック" style:font-family-asian="'VL ゴシック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08:45:08.064082706</meta:creation-date>
    <dc:date>2019-11-21T15:37:52.088149819</dc:date>
    <meta:editing-duration>PT22M47S</meta:editing-duration>
    <meta:editing-cycles>5</meta:editing-cycles>
    <meta:generator>LibreOffice/6.2.5.2$MacOSX_X86_64 LibreOffice_project/1ec314fa52f458adc18c4f025c545a4e8b22c159</meta:generator>
    <meta:document-statistic meta:table-count="1" meta:image-count="0" meta:object-count="0" meta:page-count="2" meta:paragraph-count="46" meta:word-count="599" meta:character-count="2207" meta:non-whitespace-character-count="601"/>
  </office:meta>
</office:document-meta>
</file>